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officeooo:rsid="00116be6" officeooo:paragraph-rsid="00116be6"/>
    </style:style>
    <style:style style:name="P3" style:family="paragraph" style:parent-style-name="Header">
      <style:text-properties officeooo:rsid="00116be6" officeooo:paragraph-rsid="00116b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16be6" officeooo:paragraph-rsid="00116be6"/>
    </style:style>
    <style:page-layout style:name="Mpm1">
      <style:page-layout-properties fo:page-width="11.6929in" fo:page-height="8.2681in" style:num-format="1" style:print-orientation="landscape" fo:margin-top="0.4071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5598in" fo:margin-left="0in" fo:margin-right="0in" fo:margin-bottom="0.2in" style:shadow="none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Dansk<text:tab/> <text:s text:c="62"/>Intet<text:tab/><text:tab/><text:tab/>Kasper Læssø Sørensen 2008B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08:35:00.972441229</meta:creation-date>
    <dc:date>2017-05-29T08:48:59.496056326</dc:date>
    <meta:editing-duration>PT2M37S</meta:editing-duration>
    <meta:editing-cycles>1</meta:editing-cycles>
    <meta:document-statistic meta:table-count="0" meta:image-count="0" meta:object-count="0" meta:page-count="1" meta:paragraph-count="1" meta:word-count="6" meta:character-count="104" meta:non-whitespace-character-count="34"/>
    <meta:generator>LibreOffice/5.1.6.2$Linux_X86_64 LibreOffice_project/10m0$Build-2</meta:generator>
  </office:meta>
</office:document-meta>
</file>